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officeooo:rsid="00052506" officeooo:paragraph-rsid="0006912d"/>
    </style:style>
    <style:style style:name="P3" style:family="paragraph" style:parent-style-name="Standard">
      <style:paragraph-properties fo:line-height="150%"/>
      <style:text-properties style:font-name="Ubuntu" officeooo:rsid="0006912d" officeooo:paragraph-rsid="0006912d"/>
    </style:style>
    <style:style style:name="P4" style:family="paragraph" style:parent-style-name="Standard">
      <style:paragraph-properties fo:line-height="150%"/>
      <style:text-properties style:font-name="Ubuntu" fo:font-style="italic" officeooo:rsid="0006912d" officeooo:paragraph-rsid="0006912d" style:font-style-asian="italic" style:font-style-complex="italic"/>
    </style:style>
    <style:style style:name="P5" style:family="paragraph" style:parent-style-name="Standard">
      <style:paragraph-properties fo:line-height="150%"/>
      <style:text-properties style:font-name="Ubuntu" officeooo:rsid="0006912d" officeooo:paragraph-rsid="0006912d" fo:background-color="#eeeeee"/>
    </style:style>
    <style:style style:name="P6" style:family="paragraph" style:parent-style-name="Standard">
      <style:paragraph-properties fo:line-height="150%"/>
      <style:text-properties style:font-name="Ubuntu" officeooo:paragraph-rsid="0006e20d" fo:background-color="#eeeeee"/>
    </style:style>
    <style:style style:name="P7" style:family="paragraph" style:parent-style-name="Standard">
      <style:paragraph-properties fo:line-height="150%"/>
      <style:text-properties style:font-name="Ubuntu" officeooo:rsid="0008b079" officeooo:paragraph-rsid="0008b079" fo:background-color="#eeeeee"/>
    </style:style>
    <style:style style:name="P8" style:family="paragraph" style:parent-style-name="Standard">
      <style:paragraph-properties fo:line-height="150%"/>
      <style:text-properties style:font-name="Ubuntu" officeooo:rsid="000bc808" officeooo:paragraph-rsid="000bc808" fo:background-color="#eeeeee"/>
    </style:style>
    <style:style style:name="P9" style:family="paragraph" style:parent-style-name="Standard">
      <style:paragraph-properties fo:line-height="150%"/>
      <style:text-properties style:font-name="Ubuntu" officeooo:rsid="001022e9" officeooo:paragraph-rsid="001022e9" fo:background-color="#eeeeee"/>
    </style:style>
    <style:style style:name="P10" style:family="paragraph" style:parent-style-name="Standard">
      <style:paragraph-properties fo:line-height="150%"/>
      <style:text-properties style:font-name="Ubuntu" officeooo:rsid="0006e20d" officeooo:paragraph-rsid="0006e20d"/>
    </style:style>
    <style:style style:name="P11" style:family="paragraph" style:parent-style-name="Standard">
      <style:paragraph-properties fo:line-height="150%"/>
      <style:text-properties style:font-name="Ubuntu" officeooo:rsid="0008b079" officeooo:paragraph-rsid="0008b079"/>
    </style:style>
    <style:style style:name="P12" style:family="paragraph" style:parent-style-name="Standard">
      <style:paragraph-properties fo:line-height="150%"/>
      <style:text-properties style:font-name="Ubuntu" officeooo:rsid="0008b079" officeooo:paragraph-rsid="000dd779"/>
    </style:style>
    <style:style style:name="P13" style:family="paragraph" style:parent-style-name="Standard">
      <style:paragraph-properties fo:line-height="150%"/>
      <style:text-properties style:font-name="Ubuntu" officeooo:rsid="000bc808" officeooo:paragraph-rsid="000bc808"/>
    </style:style>
    <style:style style:name="P14" style:family="paragraph" style:parent-style-name="Standard">
      <style:paragraph-properties fo:line-height="150%"/>
      <style:text-properties style:font-name="Ubuntu" officeooo:rsid="000cba03" officeooo:paragraph-rsid="000cba03"/>
    </style:style>
    <style:style style:name="P15" style:family="paragraph" style:parent-style-name="Standard">
      <style:paragraph-properties fo:line-height="150%"/>
      <style:text-properties style:font-name="Ubuntu" officeooo:rsid="000cba03" officeooo:paragraph-rsid="000dd61d"/>
    </style:style>
    <style:style style:name="P16" style:family="paragraph" style:parent-style-name="Standard">
      <style:paragraph-properties fo:line-height="150%"/>
      <style:text-properties style:font-name="Ubuntu" officeooo:rsid="000dd61d" officeooo:paragraph-rsid="000dd61d"/>
    </style:style>
    <style:style style:name="P17" style:family="paragraph" style:parent-style-name="Standard">
      <style:paragraph-properties fo:line-height="150%"/>
      <style:text-properties style:font-name="Ubuntu" officeooo:rsid="000dd779" officeooo:paragraph-rsid="000dd779"/>
    </style:style>
    <style:style style:name="P18" style:family="paragraph" style:parent-style-name="Standard">
      <style:paragraph-properties fo:line-height="150%"/>
      <style:text-properties style:font-name="Ubuntu" officeooo:rsid="001022e9" officeooo:paragraph-rsid="001022e9"/>
    </style:style>
    <style:style style:name="P19" style:family="paragraph" style:parent-style-name="Standard">
      <style:paragraph-properties fo:line-height="150%"/>
      <style:text-properties style:font-name="Ubuntu" officeooo:rsid="00107834" officeooo:paragraph-rsid="00107834"/>
    </style:style>
    <style:style style:name="P20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21" style:family="paragraph" style:parent-style-name="Standard">
      <style:paragraph-properties fo:line-height="150%"/>
      <style:text-properties style:font-name="Ubuntu" officeooo:rsid="0006e20d" officeooo:paragraph-rsid="0006e20d" fo:background-color="#eeeeee"/>
    </style:style>
    <style:style style:name="P22" style:family="paragraph" style:parent-style-name="Standard">
      <style:paragraph-properties fo:line-height="150%"/>
      <style:text-properties style:font-name="Ubuntu" officeooo:rsid="00107834" officeooo:paragraph-rsid="00107834"/>
    </style:style>
    <style:style style:name="P23" style:family="paragraph" style:parent-style-name="Standard">
      <style:paragraph-properties fo:line-height="150%"/>
      <style:text-properties style:font-name="Ubuntu" officeooo:rsid="00107834" officeooo:paragraph-rsid="00107834" fo:background-color="#dddddd"/>
    </style:style>
    <style:style style:name="P24" style:family="paragraph" style:parent-style-name="Standard">
      <style:paragraph-properties fo:line-height="150%"/>
      <style:text-properties style:font-name="Ubuntu" officeooo:rsid="001170ca" officeooo:paragraph-rsid="001170ca" fo:background-color="#dddddd"/>
    </style:style>
    <style:style style:name="P25" style:family="paragraph" style:parent-style-name="Standard">
      <style:paragraph-properties fo:line-height="150%"/>
      <style:text-properties style:font-name="Ubuntu" officeooo:rsid="001318d3" officeooo:paragraph-rsid="001318d3" fo:background-color="#dddddd"/>
    </style:style>
    <style:style style:name="P26" style:family="paragraph" style:parent-style-name="Standard">
      <style:paragraph-properties fo:line-height="150%"/>
      <style:text-properties style:font-name="Ubuntu" officeooo:rsid="0016063f" officeooo:paragraph-rsid="0016063f" fo:background-color="#dddddd"/>
    </style:style>
    <style:style style:name="P27" style:family="paragraph" style:parent-style-name="Standard">
      <style:paragraph-properties fo:line-height="150%"/>
      <style:text-properties style:font-name="Ubuntu" officeooo:rsid="0018c861" officeooo:paragraph-rsid="0018c861" fo:background-color="#dddddd"/>
    </style:style>
    <style:style style:name="P28" style:family="paragraph" style:parent-style-name="Standard">
      <style:paragraph-properties fo:line-height="150%"/>
      <style:text-properties style:font-name="Ubuntu" officeooo:rsid="0008b079" officeooo:paragraph-rsid="0008b079" fo:background-color="#dddddd"/>
    </style:style>
    <style:style style:name="P29" style:family="paragraph" style:parent-style-name="Standard">
      <style:paragraph-properties fo:line-height="150%"/>
      <style:text-properties style:font-name="Ubuntu" officeooo:rsid="001a49b4" officeooo:paragraph-rsid="001a49b4" fo:background-color="#dddddd"/>
    </style:style>
    <style:style style:name="P30" style:family="paragraph" style:parent-style-name="Standard">
      <style:paragraph-properties fo:line-height="150%"/>
      <style:text-properties style:font-name="Ubuntu" officeooo:rsid="001170ca" officeooo:paragraph-rsid="001170ca"/>
    </style:style>
    <style:style style:name="P31" style:family="paragraph" style:parent-style-name="Standard">
      <style:paragraph-properties fo:line-height="150%"/>
      <style:text-properties style:font-name="Ubuntu" officeooo:rsid="001318d3" officeooo:paragraph-rsid="001318d3"/>
    </style:style>
    <style:style style:name="P32" style:family="paragraph" style:parent-style-name="Standard">
      <style:paragraph-properties fo:line-height="150%"/>
      <style:text-properties style:font-name="Ubuntu" officeooo:rsid="0014a731" officeooo:paragraph-rsid="0014a731"/>
    </style:style>
    <style:style style:name="P33" style:family="paragraph" style:parent-style-name="Standard">
      <style:paragraph-properties fo:line-height="150%"/>
      <style:text-properties style:font-name="Ubuntu" officeooo:rsid="0008b079" officeooo:paragraph-rsid="0008b079"/>
    </style:style>
    <style:style style:name="P34" style:family="paragraph" style:parent-style-name="Standard">
      <style:paragraph-properties fo:line-height="150%"/>
      <style:text-properties style:font-name="Ubuntu" officeooo:rsid="0015686c" officeooo:paragraph-rsid="0015686c"/>
    </style:style>
    <style:style style:name="P35" style:family="paragraph" style:parent-style-name="Standard">
      <style:paragraph-properties fo:line-height="150%"/>
      <style:text-properties style:font-name="Ubuntu" fo:font-style="italic" officeooo:rsid="0015686c" officeooo:paragraph-rsid="0015686c" style:font-style-asian="italic" style:font-style-complex="italic"/>
    </style:style>
    <style:style style:name="P36" style:family="paragraph" style:parent-style-name="Standard">
      <style:paragraph-properties fo:line-height="150%"/>
      <style:text-properties style:font-name="Ubuntu" fo:font-style="italic" officeooo:rsid="001a49b4" officeooo:paragraph-rsid="001a49b4" style:font-style-asian="italic" style:font-style-complex="italic"/>
    </style:style>
    <style:style style:name="P37" style:family="paragraph" style:parent-style-name="Standard">
      <style:paragraph-properties fo:line-height="150%"/>
      <style:text-properties style:font-name="Ubuntu" officeooo:rsid="0016063f" officeooo:paragraph-rsid="0016063f"/>
    </style:style>
    <style:style style:name="P38" style:family="paragraph" style:parent-style-name="Standard">
      <style:paragraph-properties fo:line-height="150%"/>
      <style:text-properties style:font-name="Ubuntu" officeooo:rsid="0018c861" officeooo:paragraph-rsid="0018c861"/>
    </style:style>
    <style:style style:name="P39" style:family="paragraph" style:parent-style-name="Standard">
      <style:paragraph-properties fo:line-height="150%"/>
      <style:text-properties style:font-name="Ubuntu" officeooo:rsid="001a49b4" officeooo:paragraph-rsid="001a49b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d779" style:font-weight-asian="bold" style:font-weight-complex="bold"/>
    </style:style>
    <style:style style:name="T3" style:family="text">
      <style:text-properties officeooo:rsid="0006912d"/>
    </style:style>
    <style:style style:name="T4" style:family="text">
      <style:text-properties fo:background-color="#eeeeee" loext:char-shading-value="0"/>
    </style:style>
    <style:style style:name="T5" style:family="text">
      <style:text-properties officeooo:rsid="0006912d" fo:background-color="#eeeeee" loext:char-shading-value="0"/>
    </style:style>
    <style:style style:name="T6" style:family="text">
      <style:text-properties officeooo:rsid="000dd61d" fo:background-color="#eeeeee" loext:char-shading-value="0"/>
    </style:style>
    <style:style style:name="T7" style:family="text">
      <style:text-properties officeooo:rsid="000dd779" fo:background-color="#eeeeee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06e20d"/>
    </style:style>
    <style:style style:name="T10" style:family="text">
      <style:text-properties officeooo:rsid="000a216b"/>
    </style:style>
    <style:style style:name="T11" style:family="text">
      <style:text-properties officeooo:rsid="000cba03"/>
    </style:style>
    <style:style style:name="T12" style:family="text">
      <style:text-properties officeooo:rsid="000dd61d"/>
    </style:style>
    <style:style style:name="T13" style:family="text">
      <style:text-properties officeooo:rsid="000dd779"/>
    </style:style>
    <style:style style:name="T14" style:family="text">
      <style:text-properties fo:font-weight="normal" officeooo:rsid="000ef2ff" style:font-weight-asian="normal" style:font-weight-complex="normal"/>
    </style:style>
    <style:style style:name="T15" style:family="text">
      <style:text-properties officeooo:rsid="00107834"/>
    </style:style>
    <style:style style:name="T16" style:family="text">
      <style:text-properties officeooo:rsid="001170ca"/>
    </style:style>
    <style:style style:name="T17" style:family="text">
      <style:text-properties officeooo:rsid="0014a731"/>
    </style:style>
    <style:style style:name="T18" style:family="text">
      <style:text-properties officeooo:rsid="0015686c"/>
    </style:style>
    <style:style style:name="T19" style:family="text">
      <style:text-properties officeooo:rsid="0017e6a5"/>
    </style:style>
    <style:style style:name="T20" style:family="text">
      <style:text-properties officeooo:rsid="001a2676"/>
    </style:style>
    <style:style style:name="T21" style:family="text">
      <style:text-properties officeooo:rsid="001a49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2">Diretivas</text:h>
      <text:p text:style-name="P1"/>
      <text:p text:style-name="P2"><text:span text:style-name="T1">v-bind -</text:span> <text:span text:style-name="T3">Liga dinamicamente atributos ou propriedades de um elemento a uma expressão do vue, ou seja, transforma o valor do atributo em vue. Pode ser representado de forma abreviada como dois pontos: </text:span></text:p>
      <text:p text:style-name="P2"><text:span text:style-name="T5">v-bind:href=”variavel”</text:span><text:span text:style-name="T3"> ou </text:span><text:span text:style-name="T5">:href=”funcao” </text:span></text:p>
      <text:p text:style-name="P1"/>
      <text:p text:style-name="P3"><text:span text:style-name="T1">v-cloak -</text:span> Utilizando em conjunto com o CSS ele esconde o conteúdo até o vue terminar de compilar o template, ou seja, tudo que esta dentro do elemento que possui o v-cloak só será exibido depois que o vue terminar de compilar:</text:p>
      <text:p text:style-name="P4">No Vue:</text:p>
      <text:p text:style-name="P5">&lt;div v-cloak&gt;</text:p>
      <text:p text:style-name="P5"><text:span text:style-name="T8"><text:s text:c="5"/></text:span>Só apareço depois que o vue compilar!</text:p>
      <text:p text:style-name="P5">&lt;/div&gt;</text:p>
      <text:p text:style-name="P1"/>
      <text:p text:style-name="P4">no CSS:</text:p>
      <text:p text:style-name="P5">[v-cloak] {</text:p>
      <text:p text:style-name="P5"><text:span text:style-name="T8"><text:s text:c="4"/></text:span>display: none;</text:p>
      <text:p text:style-name="P5">}</text:p>
      <text:p text:style-name="P1"/>
      <text:p text:style-name="P1"><text:span text:style-name="T1">v-for -</text:span> <text:span text:style-name="T9">É usada para renderizar elementos com base em uma lista ou objeto, ou seja, a partir de uma lista ou objeto vai repetir o elemento em que ele esta. É obrigatório usar um key no elemento que esta o for:</text:span></text:p>
      <text:p text:style-name="P1"/>
      <text:p text:style-name="P6">&lt;<text:span text:style-name="T9">li v-for=”(item, index) in items” :key=”index”&gt;</text:span></text:p>
      <text:p text:style-name="P6"><text:span text:style-name="T8"><text:s text:c="4"/></text:span><text:span text:style-name="T9">{{ index }} - {{ item }}</text:span></text:p>
      <text:p text:style-name="P21">&lt;/li&gt;</text:p>
      <text:p text:style-name="P1"/>
      <text:p text:style-name="P10">O &lt;li&gt; repetirá a partir da quantidade de itens que tem na lista items.</text:p>
      <text:p text:style-name="P1"/>
      <text:p text:style-name="P11"><text:span text:style-name="T1">v-if -</text:span> Serve para renderizar ou não um elemento no DOM com base em uma condição, se for verdadeira aparece e se for falsa o elemento não é nem adicionado no DOM:</text:p>
      <text:p text:style-name="P7"><text:soft-page-break/>&lt;p v-if=”isLoggedIn”&gt;Bem-vindo!&lt;/p&gt; </text:p>
      <text:p text:style-name="P1"/>
      <text:p text:style-name="P11"><text:span text:style-name="T1">v-else -</text:span> É usada em conjunto com o v-if ou v-else-if para renderizar um bloco alternativo, caso todas as condições anteriores sejam falsas, o elemento com o v-else precisa estar imediatamente após um v-if ou v-else-if, sem nenhum outro elemento entre eles, alem disso, não aceita expressão:</text:p>
      <text:p text:style-name="P7">&lt;p v-else&gt;Faça login!&lt;p&gt; </text:p>
      <text:p text:style-name="P1"/>
      <text:p text:style-name="P1"/>
      <text:p text:style-name="P11"><text:span text:style-name="T1">v-else-if –</text:span> <text:span text:style-name="T10">Permite criar condições intermediarias entre um v-if e um v-else, funciona como em estruturas tradicionais do javascript. Vai renderizar o primeiro bloco que for verdadeiro os seguintes são ignorados assim que uma condição é satisfeita:</text:span></text:p>
      <text:p text:style-name="P7">&lt;<text:span text:style-name="T10">p v-else-if=”condição”&gt;&lt;/p&gt; </text:span></text:p>
      <text:p text:style-name="P11"/>
      <text:p text:style-name="P13"><text:span text:style-name="T1">v-model –</text:span> <text:span text:style-name="T11">Cria uma ligação entre uma variavel e o valor inserido em um input (text, checkbox, radio, etc.), fazendo com que a variavel receba o valor inserido no input em tempo real, ou seja, tudo que é inserido no input é passado pra variavel:</text:span></text:p>
      <text:p text:style-name="P8">&lt;<text:span text:style-name="T11">input type=”text” v-model=”variavel” /&gt; </text:span></text:p>
      <text:p text:style-name="P7">&lt;<text:span text:style-name="T11">p&gt;{{ variavel }}&lt;p&gt; </text:span></text:p>
      <text:p text:style-name="P11"/>
      <text:p text:style-name="P14">Modificadores: </text:p>
      <text:p text:style-name="P14"><text:span text:style-name="T4">&lt;input v-model.lazy=”” /&gt; </text:span><text:s/>- <text:span text:style-name="T12">Atualiza apenas quando o input perde o foco.</text:span></text:p>
      <text:p text:style-name="P15"><text:span text:style-name="T4">&lt;input v-model.</text:span><text:span text:style-name="T6">number</text:span><text:span text:style-name="T4">=”” /&gt; </text:span><text:s/>- <text:span text:style-name="T12">Converte a entrada para numero.</text:span></text:p>
      <text:p text:style-name="P15"><text:span text:style-name="T4">&lt;input v-model.</text:span><text:span text:style-name="T6">trim</text:span><text:span text:style-name="T4">=”” /&gt; </text:span><text:s/>- <text:span text:style-name="T12">Remove espaços em branco no inicio e fim.</text:span></text:p>
      <text:p text:style-name="P11"/>
      <text:p text:style-name="P11"/>
      <text:p text:style-name="P16"><text:span text:style-name="T1">v-on -</text:span> Serve para ouvir eventos do DOM (como cliques, teclas, envio de formulário, etc.). <text:span text:style-name="T3">Pode ser representado de forma abreviada como </text:span>um @. É basicamente a forma de atrelar eventos no vue:</text:p>
      <text:p text:style-name="P16"><text:span text:style-name="T1">@click:</text:span> <text:span text:style-name="T13">Clique do mouse</text:span></text:p>
      <text:p text:style-name="P16"><text:span text:style-name="T1">@submit:</text:span> <text:span text:style-name="T13">Envio de formulario</text:span></text:p>
      <text:p text:style-name="P16"><text:span text:style-name="T1">@change:</text:span> <text:span text:style-name="T13">Mudança de valor</text:span></text:p>
      <text:p text:style-name="P16"><text:soft-page-break/><text:span text:style-name="T1">@input:</text:span> <text:span text:style-name="T13">Entrada de texto</text:span></text:p>
      <text:p text:style-name="P11"/>
      <text:p text:style-name="P7">&lt;<text:span text:style-name="T13">button @click=”funcao”&gt;&lt;button&gt; </text:span></text:p>
      <text:p text:style-name="P11"/>
      <text:p text:style-name="P17">Modificadores:</text:p>
      <text:p text:style-name="P11"><text:span text:style-name="T4">&lt;</text:span><text:span text:style-name="T7">form @submit.prevent=”funcao”&gt;&lt;/form&gt; </text:span><text:span text:style-name="T13"><text:s/>- Chama event.preventDefault( ).</text:span></text:p>
      <text:p text:style-name="P12"><text:span text:style-name="T4">&lt;</text:span><text:span text:style-name="T7">button @click.stop=”funcao”&gt;&lt;/button&gt; </text:span><text:span text:style-name="T13"><text:s/>- Chama event.stopPropagation( ).</text:span></text:p>
      <text:p text:style-name="P12"><text:span text:style-name="T4">&lt;</text:span><text:span text:style-name="T7">button @click.once=”funcao”&gt;&lt;/button&gt; </text:span><text:span text:style-name="T13"><text:s/>- Executa apenas uma vez.</text:span></text:p>
      <text:p text:style-name="P12"><text:span text:style-name="T4">&lt;</text:span><text:span text:style-name="T7">button @click.capture=”funcao”&gt;&lt;/button&gt; </text:span><text:span text:style-name="T13"><text:s/>- Usa captura em vez de propagação normal.</text:span></text:p>
      <text:p text:style-name="P12"><text:span text:style-name="T4">&lt;</text:span><text:span text:style-name="T7">button @click.self=”funcao”&gt;&lt;/button&gt; </text:span><text:span text:style-name="T13"><text:s/>- Executa apenas se o evento for no próprio elemento</text:span></text:p>
      <text:p text:style-name="P12"><text:span text:style-name="T4">&lt;</text:span><text:span text:style-name="T7">button @click.passive=”funcao”&gt;&lt;/button&gt; </text:span><text:span text:style-name="T13"><text:s/>-</text:span><text:span text:style-name="T2"> </text:span><text:span text:style-name="T14">Marca o listener como passive, útil para melhorar performance em eventos de rolagem/touch.</text:span></text:p>
      <text:p text:style-name="P11"/>
      <text:p text:style-name="P18"><text:span text:style-name="T1">v-once –</text:span> <text:span text:style-name="T15">Faz com que um elemento ou componente seja renderizado apenas uma vez, durante a primeira renderização, serve para otimizar performance. Ele não impede que o conteudo apareça, apenas impede que mude dinamicamente, afetando apenas o vue e não o HTML:</text:span></text:p>
      <text:p text:style-name="P9">&lt;<text:span text:style-name="T15">p v-once&gt;{{ message }}&lt;/p&gt; </text:span></text:p>
      <text:p text:style-name="P11"/>
      <text:p text:style-name="P19">Mesmo que a variavel message seja alterada depois, o conteúdo não será </text:p>
      <text:p text:style-name="P19">re-renderizado.</text:p>
      <text:p text:style-name="P11"/>
      <text:p text:style-name="P19"><text:span text:style-name="T1">v-pre –</text:span> <text:span text:style-name="T16">Diz ao vue para ignorar a compilação daquele trecho do template, ou seja, o vue não avalia diretivas, interpolações ({{}}) ou bindings dentro do elemento com v-pre, serve para melhorar a performance pulando a compilação de partes estáticas ou mostrar o código “cru”:</text:span></text:p>
      <text:p text:style-name="P23">&lt;<text:span text:style-name="T16">p v-pre&gt;{{ isso_não_será_renderizado }}&lt;/p&gt; </text:span></text:p>
      <text:p text:style-name="P11"/>
      <text:p text:style-name="P30">Combina com o elemento HTML &lt;pre&gt; que funciona da mesma forma, permite exibir o texto exatamente como foi escrito:</text:p>
      <text:p text:style-name="P24">&lt;pre v-pre&gt;&lt;/pre&gt; </text:p>
      <text:p text:style-name="P11"/>
      <text:p text:style-name="P31"><text:soft-page-break/><text:span text:style-name="T1">v-show –</text:span> <text:span text:style-name="T17">Serve para mostrar ou esconder um elemento no DOM com base em uma condição, sem removê-lo do DOM, ou seja, sempre esta no DOM, só esconde via CSS, trocando o display:</text:span></text:p>
      <text:p text:style-name="P25">&lt;<text:span text:style-name="T17">p v-show=”isVisible”&gt;&lt;/p&gt; </text:span></text:p>
      <text:p text:style-name="P11"/>
      <text:p text:style-name="P32"><text:span text:style-name="T1">v-slot –</text:span> <text:span text:style-name="T18">É usada para definir slots em componentes, permitindo passar conteúdo personalizado para dentro de componentes filhos. Permite que o componente pai controle o conteúdo de certas áreas do filho, mantendo a logica e estrutura centralizadas no componente filho:</text:span></text:p>
      <text:p text:style-name="P11"/>
      <text:p text:style-name="P35">Componente Filho</text:p>
      <text:p text:style-name="P11">&lt;template&gt;</text:p>
      <text:p text:style-name="P11"><text:s text:c="2"/>&lt;div class="card"&gt;</text:p>
      <text:p text:style-name="P11"><text:s text:c="4"/>&lt;header&gt;</text:p>
      <text:p text:style-name="P11"><text:s text:c="6"/>&lt;slot name="header"&gt;&lt;/slot&gt;</text:p>
      <text:p text:style-name="P11"><text:s text:c="4"/>&lt;/header&gt;</text:p>
      <text:p text:style-name="P11"/>
      <text:p text:style-name="P11"><text:s text:c="4"/>&lt;main&gt;</text:p>
      <text:p text:style-name="P11"><text:s text:c="6"/>&lt;slot&gt;&lt;/slot&gt; &lt;!-- slot padrão --&gt;</text:p>
      <text:p text:style-name="P11"><text:s text:c="4"/>&lt;/main&gt;</text:p>
      <text:p text:style-name="P11"/>
      <text:p text:style-name="P11"><text:s text:c="4"/>&lt;footer&gt;</text:p>
      <text:p text:style-name="P11"><text:s text:c="6"/>&lt;slot name="footer"&gt;&lt;/slot&gt;</text:p>
      <text:p text:style-name="P11"><text:s text:c="4"/>&lt;/footer&gt;</text:p>
      <text:p text:style-name="P11"><text:s text:c="2"/>&lt;/div&gt;</text:p>
      <text:p text:style-name="P11">&lt;/template&gt;</text:p>
      <text:p text:style-name="P11"/>
      <text:p text:style-name="P35">Componente Pai</text:p>
      <text:p text:style-name="P11">&lt;Card&gt;</text:p>
      <text:p text:style-name="P11"><text:s text:c="2"/>&lt;template v-slot:header&gt;</text:p>
      <text:p text:style-name="P11"><text:s text:c="4"/>&lt;h1&gt;Título do Card&lt;/h1&gt;</text:p>
      <text:p text:style-name="P11"><text:s text:c="2"/>&lt;/template&gt;</text:p>
      <text:p text:style-name="P11"/>
      <text:p text:style-name="P11"><text:s text:c="2"/>&lt;p&gt;Esse é o conteúdo principal.&lt;/p&gt; &lt;!-- Slot padrão --&gt;</text:p>
      <text:p text:style-name="P11"><text:soft-page-break/></text:p>
      <text:p text:style-name="P11"><text:s text:c="2"/>&lt;template v-slot:footer&gt;</text:p>
      <text:p text:style-name="P11"><text:s text:c="4"/>&lt;small&gt;Rodapé aqui&lt;/small&gt;</text:p>
      <text:p text:style-name="P11"><text:s text:c="2"/>&lt;/template&gt;</text:p>
      <text:p text:style-name="P11">&lt;/Card&gt;</text:p>
      <text:p text:style-name="P11"/>
      <text:p text:style-name="P34">Basicamente, o &lt;h1&gt; vai dentro do &lt;header&gt;, o &lt;small&gt; vai dentro do &lt;footer&gt; e o &lt;p&gt; vai dentro do &lt;main&gt;.</text:p>
      <text:p text:style-name="P11"/>
      <text:p text:style-name="P37"><text:span text:style-name="T1">v-text –</text:span> <text:span text:style-name="T19">Serve para inserir texto diretamente no conteudo de um elemento HTML, substituindo qualquer conteúdo anterior. Pega o valor de uma variavel e insere como texto puro no elemento, não interpreta HTML:</text:span></text:p>
      <text:p text:style-name="P26">&lt;<text:span text:style-name="T19">p v-text=”variavel”&gt;&lt;/p&gt; </text:span></text:p>
      <text:p text:style-name="P11"/>
      <text:p text:style-name="P38"><text:span text:style-name="T1">v-html –</text:span> <text:span text:style-name="T20">Serve para inserir conteúdo HTML bruto (não como texto, mas como elementos reais) dentro de um elemento, é como usar innerHTML:</text:span></text:p>
      <text:p text:style-name="P27">&lt;<text:span text:style-name="T20">div v-html=”&lt;p&gt;texto&lt;p&gt;”&gt;&lt;/div&gt; </text:span></text:p>
      <text:p text:style-name="P11"/>
      <text:p text:style-name="P39"><text:span text:style-name="T1">Diretiva Personalizada –</text:span> Diretivas criadas pelo usuario, para aplicar comportamentos específicos a elementos do DOM. Serve para manipular o DOM diretamente com lógica personalizada:</text:p>
      <text:p text:style-name="P39"/>
      <text:p text:style-name="P39">Exemplo de Diretiva v-focus:</text:p>
      <text:p text:style-name="P36">em um arquivo ou direto no main.js</text:p>
      <text:p text:style-name="P29">app.directive(‘focus’, {</text:p>
      <text:p text:style-name="P29"><text:span text:style-name="T8"><text:s text:c="4"/></text:span>mounted(el) {</text:p>
      <text:p text:style-name="P29"><text:span text:style-name="T8"><text:s text:c="8"/></text:span>el.focus()</text:p>
      <text:p text:style-name="P29"><text:span text:style-name="T8"><text:s text:c="4"/></text:span>}</text:p>
      <text:p text:style-name="P29">})</text:p>
      <text:p text:style-name="P11"/>
      <text:p text:style-name="P28">&lt;<text:span text:style-name="T21">input type=”text” v-focus /&gt; </text:span></text:p>
      <text:p text:style-name="P11"/>
      <text:p text:style-name="P11"/>
      <text:p text:style-name="P11"/>
      <text:p text:style-name="P39"><text:soft-page-break/>É possível usar os seguintes hooks no objeto da diretiva:</text:p>
      <text:p text:style-name="P39"><text:span text:style-name="T1">created:</text:span> Quando a diretiva é registrada</text:p>
      <text:p text:style-name="P39"><text:span text:style-name="T1">beforeMount:</text:span> Antes do elemento ser inserido no DOM</text:p>
      <text:p text:style-name="P39"><text:span text:style-name="T1">mounted:</text:span> Quando o elemento foi inserido no DOM</text:p>
      <text:p text:style-name="P39"><text:span text:style-name="T1">beforeUpdate:</text:span> Antes da atualização do DOM</text:p>
      <text:p text:style-name="P39"><text:span text:style-name="T1">updated:</text:span> Depois da atualização</text:p>
      <text:p text:style-name="P39"><text:span text:style-name="T1">beforeUnmount:</text:span> Antes de remover do DOM</text:p>
      <text:p text:style-name="P39"><text:span text:style-name="T1">unMounted:</text:span> Após a remoção do DOM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0T09:36:40.601000000</meta:creation-date>
    <dc:date>2025-06-23T16:05:07.750000000</dc:date>
    <meta:editing-duration>PT4H25M22S</meta:editing-duration>
    <meta:editing-cycles>16</meta:editing-cycles>
    <meta:generator>LibreOffice/24.2.2.2$Windows_X86_64 LibreOffice_project/d56cc158d8a96260b836f100ef4b4ef25d6f1a01</meta:generator>
    <meta:document-statistic meta:table-count="0" meta:image-count="0" meta:object-count="0" meta:page-count="6" meta:paragraph-count="100" meta:word-count="909" meta:character-count="6050" meta:non-whitespace-character-count="5115"/>
  </office:meta>
</office:document-meta>
</file>